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1123c" officeooo:paragraph-rsid="0001123c"/>
    </style:style>
    <style:style style:name="P2" style:family="paragraph" style:parent-style-name="Standard">
      <style:text-properties officeooo:rsid="00030ecc" officeooo:paragraph-rsid="00030ecc"/>
    </style:style>
    <style:style style:name="P3" style:family="paragraph" style:parent-style-name="Standard">
      <style:text-properties officeooo:rsid="0005055f" officeooo:paragraph-rsid="0005055f"/>
    </style:style>
    <style:style style:name="P4" style:family="paragraph" style:parent-style-name="Standard">
      <style:text-properties officeooo:rsid="0005557f" officeooo:paragraph-rsid="0005557f"/>
    </style:style>
    <style:style style:name="T1" style:family="text">
      <style:text-properties officeooo:rsid="0007156f"/>
    </style:style>
    <style:style style:name="T2" style:family="text">
      <style:text-properties officeooo:rsid="0007c84a"/>
    </style:style>
    <style:style style:name="T3" style:family="text">
      <style:text-properties officeooo:rsid="00096f53"/>
    </style:style>
    <style:style style:name="T4" style:family="text">
      <style:text-properties officeooo:rsid="0009ee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e erkennt man den Charakter eines Menschen?</text:p>
      <text:p text:style-name="P1"/>
      <text:p text:style-name="P1">Zu diesem Zweck gibt es eine Reihe von Prüfungen, die ein Mensch durchlaufen muss.</text:p>
      <text:p text:style-name="P2">Der Ausgang dieser Prüfungen wird Aufschluss darüber geben, was der Mensch für einen Charakter hat.</text:p>
      <text:p text:style-name="P3">In anderen Worte: Wenn du wissen willst, ob ein Mensch ein guter Seilspringer ist, dann lass ihn Seilspringen. Wenn er es kann, dann wirst du es sehen, und wenn er es nicht kann, dann wirst du es auch sehen. <text:span text:style-name="T4">Der Ausgang der Prüfung bestimmt das Schicksal. Hinter der Prüfung geht der Weg weiter, aber die Prüfung ist ein Filter, ob man hindurchkommt. </text:span></text:p>
      <text:p text:style-name="P4">Es ist im Wesentlichen das, was das Schulsystem eh schon machen sollte. Unglücklicherweise macht es das nicht. <text:span text:style-name="T1">Kindern wird noch immer römisch unterrichtet. </text:span><text:span text:style-name="T2">Der Kampf der Gen Z ist ein Kampf gegen die Aggression der Boomer. </text:span><text:span text:style-name="T3">Die Gen Y hat da schon große Vorarbeit geleiste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2:25:34.062982685</meta:creation-date>
    <meta:generator>LibreOffice/7.4.7.2$Linux_X86_64 LibreOffice_project/40$Build-2</meta:generator>
    <dc:date>2023-11-21T02:30:45.423390550</dc:date>
    <meta:editing-duration>PT3M33S</meta:editing-duration>
    <meta:editing-cycles>8</meta:editing-cycles>
    <meta:document-statistic meta:table-count="0" meta:image-count="0" meta:object-count="0" meta:page-count="1" meta:paragraph-count="5" meta:word-count="143" meta:character-count="851" meta:non-whitespace-character-count="711"/>
  </office:meta>
</office:document-meta>
</file>